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officeooo:paragraph-rsid="000652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065206" officeooo:paragraph-rsid="00065206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65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his Sergiu</text:p>
      <text:p text:style-name="P3">Claudiu Carare</text:p>
      <text:p text:style-name="P4">gr 932/1</text:p>
      <text:p text:style-name="P2"/>
      <text:p text:style-name="P1"><text:span text:style-name="T1">Lab5</text:span></text:p>
      <text:p text:style-name="Standard"/>
      <text:p text:style-name="Standard">Github: https://github.com/SergiuChis/FLCD/tree/lab5</text:p>
      <text:p text:style-name="Standard">(the code is on branch ‘lab5’)</text:p>
      <text:p text:style-name="Standard"/>
      <text:p text:style-name="Standard">Current status: <text:span text:style-name="T2">function ‘first’ is 99% don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57:50.600481855</meta:creation-date>
    <dc:date>2021-11-26T12:59:17.661627859</dc:date>
    <meta:editing-duration>PT1M28S</meta:editing-duration>
    <meta:editing-cycles>1</meta:editing-cycles>
    <meta:document-statistic meta:table-count="0" meta:image-count="0" meta:object-count="0" meta:page-count="1" meta:paragraph-count="7" meta:word-count="22" meta:character-count="164" meta:non-whitespace-character-count="149"/>
    <meta:generator>LibreOffice/6.4.7.2$Linux_X86_64 LibreOffice_project/40$Build-2</meta:generator>
  </office:meta>
</office:document-meta>
</file>